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. Abram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 June 1868</text:p>
      <text:p text:style-name="P2">Month<text:tab/><text:tab/><text:tab/><text:tab/><text:tab/><text:tab/>June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N. Y. 1 June(/)68/</text:span></text:p>
      <text:p text:style-name="P2"><text:span text:style-name="T1">Rev S. Morais/</text:span></text:p>
      <text:p text:style-name="P2"><text:span text:style-name="T1"><text:tab/>My dear sir/</text:span></text:p>
      <text:p text:style-name="P2"><text:span text:style-name="T1"><text:tab/>I am sorry to be so troublesome/ to you but my wife has so little/ faith in our coreligionists in this/ country &amp; thinks so much of yr./ valued opinion that I am perforce/ compelled to be troublesome/</text:span></text:p>
      <text:p text:style-name="P2"><text:span text:style-name="T1"><text:tab/>I want to know if the Soap/ advertized[sic] as enclosed is truly </text:span><text:span text:style-name="T2">Cosher</text:span><text:span text:style-name="T3">/ as we want to use it for washing/ cooking utensils &amp; dishes &amp; would/ not buy any without it has[sic] your/ approval. <text:s/>Your reply will much/ oblige./</text:span></text:p>
      <text:p text:style-name="P2"><text:span text:style-name="T3"><text:tab/>At last we are having/ some fine weather could this/ week it has been quite [?]/</text:span></text:p>
      <text:p text:style-name="P2"><text:span text:style-name="T3"/></text:p>
      <text:p text:style-name="P2"><text:span text:style-name="T3">[Page 2]</text:span></text:p>
      <text:p text:style-name="P2"><text:span text:style-name="T3"><text:tab/>Religion is at a very low Ebb/ here. <text:s/>How is it with you/</text:span></text:p>
      <text:p text:style-name="P2"><text:span text:style-name="T3"><text:tab/>The 2</text:span><text:span text:style-name="T4">nd</text:span><text:span text:style-name="T3"> day of Shebrath our/ Synagogue was literally </text:span><text:span text:style-name="T2">empty</text:span><text:span text:style-name="T3">/</text:span></text:p>
      <text:p text:style-name="P2"><text:span text:style-name="T3"><text:tab/>Do you intend to attend the/ Sabbath observance meeting/ [?] fr. The Cong in 39</text:span><text:span text:style-name="T4">th</text:span><text:span text:style-name="T3"> fr/ [?] [?]./</text:span></text:p>
      <text:p text:style-name="P2"><text:span text:style-name="T3"><text:tab/>I presume yr. congregation/ was invited to send delegates!/</text:span></text:p>
      <text:p text:style-name="P2"><text:span text:style-name="T3"><text:tab/>If I can serve you in/ anything here please make/ me of use &amp; let me reciprocate/ your kindness/</text:span></text:p>
      <text:p text:style-name="P2"><text:span text:style-name="T3"><text:tab/>With best wishes for yr/ health &amp; happiness &amp; that of yr/ good family/</text:span></text:p>
      <text:p text:style-name="P2"><text:span text:style-name="T3"><text:tab/><text:tab/><text:tab/><text:tab/><text:tab/><text:tab/><text:tab/><text:tab/><text:tab/>I am my dr sr/</text:span></text:p>
      <text:p text:style-name="P2"><text:span text:style-name="T3"><text:tab/><text:tab/><text:tab/><text:tab/><text:tab/><text:tab/><text:tab/><text:tab/><text:tab/>yours Respy/</text:span></text:p>
      <text:p text:style-name="P2"><text:span text:style-name="T3"><text:tab/><text:tab/><text:tab/><text:tab/><text:tab/><text:tab/><text:tab/><text:tab/><text:tab/>J. Abram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9T13:11:38</meta:creation-date>
    <dc:date>2009-04-29T13:22:18</dc:date>
    <dc:language>en-US</dc:language>
    <meta:editing-cycles>2</meta:editing-cycles>
    <meta:editing-duration>PT10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7" meta:word-count="357" meta:character-count="2331"/>
  </office:meta>
</office:document-meta>
</file>